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 office:value-type="string" calcext:value-type="string">
            <text:p>DIFF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2264" calcext:value-type="float">
            <text:p>2264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2264" calcext:value-type="float">
            <text:p>2264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2264" calcext:value-type="float">
            <text:p>2264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2264" calcext:value-type="float">
            <text:p>2264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2264" calcext:value-type="float">
            <text:p>2264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2264" calcext:value-type="float">
            <text:p>2264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2264" calcext:value-type="float">
            <text:p>2264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2264" calcext:value-type="float">
            <text:p>2264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2264" calcext:value-type="float">
            <text:p>2264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2264" calcext:value-type="float">
            <text:p>2264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2264" calcext:value-type="float">
            <text:p>2264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264" calcext:value-type="float">
            <text:p>2264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264" calcext:value-type="float">
            <text:p>2264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264" calcext:value-type="float">
            <text:p>2264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264" calcext:value-type="float">
            <text:p>2264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264" calcext:value-type="float">
            <text:p>2264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264" calcext:value-type="float">
            <text:p>2264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264" calcext:value-type="float">
            <text:p>2264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264" calcext:value-type="float">
            <text:p>2264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264" calcext:value-type="float">
            <text:p>2264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264" calcext:value-type="float">
            <text:p>2264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264" calcext:value-type="float">
            <text:p>2264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264" calcext:value-type="float">
            <text:p>2264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264" calcext:value-type="float">
            <text:p>2264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264" calcext:value-type="float">
            <text:p>2264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264" calcext:value-type="float">
            <text:p>2264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264" calcext:value-type="float">
            <text:p>2264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264" calcext:value-type="float">
            <text:p>2264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264" calcext:value-type="float">
            <text:p>2264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264" calcext:value-type="float">
            <text:p>2264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264" calcext:value-type="float">
            <text:p>2264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264" calcext:value-type="float">
            <text:p>2264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264" calcext:value-type="float">
            <text:p>2264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264" calcext:value-type="float">
            <text:p>2264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264" calcext:value-type="float">
            <text:p>2264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264" calcext:value-type="float">
            <text:p>2264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264" calcext:value-type="float">
            <text:p>2264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264" calcext:value-type="float">
            <text:p>2264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264" calcext:value-type="float">
            <text:p>2264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264" calcext:value-type="float">
            <text:p>2264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264" calcext:value-type="float">
            <text:p>2264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264" calcext:value-type="float">
            <text:p>2264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264" calcext:value-type="float">
            <text:p>2264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264" calcext:value-type="float">
            <text:p>2264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264" calcext:value-type="float">
            <text:p>2264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264" calcext:value-type="float">
            <text:p>2264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264" calcext:value-type="float">
            <text:p>2264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264" calcext:value-type="float">
            <text:p>2264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264" calcext:value-type="float">
            <text:p>2264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264" calcext:value-type="float">
            <text:p>2264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264" calcext:value-type="float">
            <text:p>2264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264" calcext:value-type="float">
            <text:p>2264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264" calcext:value-type="float">
            <text:p>2264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264" calcext:value-type="float">
            <text:p>2264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264" calcext:value-type="float">
            <text:p>2264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264" calcext:value-type="float">
            <text:p>2264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264" calcext:value-type="float">
            <text:p>2264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264" calcext:value-type="float">
            <text:p>2264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264" calcext:value-type="float">
            <text:p>2264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264" calcext:value-type="float">
            <text:p>2264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264" calcext:value-type="float">
            <text:p>2264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264" calcext:value-type="float">
            <text:p>2264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264" calcext:value-type="float">
            <text:p>2264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264" calcext:value-type="float">
            <text:p>2264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264" calcext:value-type="float">
            <text:p>2264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264" calcext:value-type="float">
            <text:p>2264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264" calcext:value-type="float">
            <text:p>2264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264" calcext:value-type="float">
            <text:p>2264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264" calcext:value-type="float">
            <text:p>2264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264" calcext:value-type="float">
            <text:p>2264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264" calcext:value-type="float">
            <text:p>2264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264" calcext:value-type="float">
            <text:p>2264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264" calcext:value-type="float">
            <text:p>2264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264" calcext:value-type="float">
            <text:p>2264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264" calcext:value-type="float">
            <text:p>2264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264" calcext:value-type="float">
            <text:p>2264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264" calcext:value-type="float">
            <text:p>2264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264" calcext:value-type="float">
            <text:p>2264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264" calcext:value-type="float">
            <text:p>2264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264" calcext:value-type="float">
            <text:p>2264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264" calcext:value-type="float">
            <text:p>2264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264" calcext:value-type="float">
            <text:p>2264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264" calcext:value-type="float">
            <text:p>2264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264" calcext:value-type="float">
            <text:p>2264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264" calcext:value-type="float">
            <text:p>2264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264" calcext:value-type="float">
            <text:p>2264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264" calcext:value-type="float">
            <text:p>2264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264" calcext:value-type="float">
            <text:p>2264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264" calcext:value-type="float">
            <text:p>2264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264" calcext:value-type="float">
            <text:p>2264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264" calcext:value-type="float">
            <text:p>2264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264" calcext:value-type="float">
            <text:p>2264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264" calcext:value-type="float">
            <text:p>2264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264" calcext:value-type="float">
            <text:p>2264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264" calcext:value-type="float">
            <text:p>2264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264" calcext:value-type="float">
            <text:p>2264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264" calcext:value-type="float">
            <text:p>2264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264" calcext:value-type="float">
            <text:p>2264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264" calcext:value-type="float">
            <text:p>2264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264" calcext:value-type="float">
            <text:p>2264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264" calcext:value-type="float">
            <text:p>2264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264" calcext:value-type="float">
            <text:p>2264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264" calcext:value-type="float">
            <text:p>2264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264" calcext:value-type="float">
            <text:p>2264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264" calcext:value-type="float">
            <text:p>2264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264" calcext:value-type="float">
            <text:p>2264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264" calcext:value-type="float">
            <text:p>2264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264" calcext:value-type="float">
            <text:p>2264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264" calcext:value-type="float">
            <text:p>2264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264" calcext:value-type="float">
            <text:p>2264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264" calcext:value-type="float">
            <text:p>2264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264" calcext:value-type="float">
            <text:p>2264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264" calcext:value-type="float">
            <text:p>2264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264" calcext:value-type="float">
            <text:p>2264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264" calcext:value-type="float">
            <text:p>2264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264" calcext:value-type="float">
            <text:p>2264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264" calcext:value-type="float">
            <text:p>2264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264" calcext:value-type="float">
            <text:p>2264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264" calcext:value-type="float">
            <text:p>2264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264" calcext:value-type="float">
            <text:p>2264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264" calcext:value-type="float">
            <text:p>2264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264" calcext:value-type="float">
            <text:p>2264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264" calcext:value-type="float">
            <text:p>2264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264" calcext:value-type="float">
            <text:p>2264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264" calcext:value-type="float">
            <text:p>2264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264" calcext:value-type="float">
            <text:p>2264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264" calcext:value-type="float">
            <text:p>2264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264" calcext:value-type="float">
            <text:p>2264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264" calcext:value-type="float">
            <text:p>2264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264" calcext:value-type="float">
            <text:p>2264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264" calcext:value-type="float">
            <text:p>2264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264" calcext:value-type="float">
            <text:p>2264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264" calcext:value-type="float">
            <text:p>2264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264" calcext:value-type="float">
            <text:p>2264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264" calcext:value-type="float">
            <text:p>2264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264" calcext:value-type="float">
            <text:p>2264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264" calcext:value-type="float">
            <text:p>2264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264" calcext:value-type="float">
            <text:p>2264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264" calcext:value-type="float">
            <text:p>2264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264" calcext:value-type="float">
            <text:p>2264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264" calcext:value-type="float">
            <text:p>2264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264" calcext:value-type="float">
            <text:p>2264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264" calcext:value-type="float">
            <text:p>2264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264" calcext:value-type="float">
            <text:p>2264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264" calcext:value-type="float">
            <text:p>2264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264" calcext:value-type="float">
            <text:p>2264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264" calcext:value-type="float">
            <text:p>2264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264" calcext:value-type="float">
            <text:p>2264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264" calcext:value-type="float">
            <text:p>2264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264" calcext:value-type="float">
            <text:p>2264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264" calcext:value-type="float">
            <text:p>2264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264" calcext:value-type="float">
            <text:p>2264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264" calcext:value-type="float">
            <text:p>2264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264" calcext:value-type="float">
            <text:p>2264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264" calcext:value-type="float">
            <text:p>2264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264" calcext:value-type="float">
            <text:p>2264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264" calcext:value-type="float">
            <text:p>2264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264" calcext:value-type="float">
            <text:p>2264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19:05:47.676636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26T19:06:03.440176355</dc:date>
    <dc:creator>Spencer Hatch</dc:creator>
    <meta:editing-duration>PT19H46M52S</meta:editing-duration>
    <meta:editing-cycles>39</meta:editing-cycles>
    <meta:document-statistic meta:table-count="1" meta:cell-count="846" meta:object-count="0"/>
  </office:meta>
</office:document-meta>
</file>